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o app title</text:p>
      <text:p text:style-name="Standard"/>
      <text:p text:style-name="Standard">“Busy”</text:p>
      <text:p text:style-name="Standard"/>
      <text:p text:style-name="Standard">why upload photo?</text:p>
      <text:p text:style-name="Standard"/>
      <text:p text:style-name="Standard">Photo is not there....</text:p>
      <text:p text:style-name="Standard"/>
      <text:p text:style-name="Standard">score: what is the point system, does it get you anything</text:p>
      <text:p text:style-name="Standard"/>
      <text:p text:style-name="Standard">didn't find the login button until after exploring everything else</text:p>
      <text:p text:style-name="Standard"/>
      <text:p text:style-name="Standard">Am I logged in or not? /who is logged in?</text:p>
      <text:p text:style-name="Standard"/>
      <text:p text:style-name="Standard">Do you have to be logged in to use the app?</text:p>
      <text:p text:style-name="Standard"/>
      <text:p text:style-name="Standard">Are posts linked to your login?</text:p>
      <text:p text:style-name="Standard"/>
      <text:p text:style-name="Standard">How does popularity work? Algorithm/votes?</text:p>
      <text:p text:style-name="Standard"/>
      <text:p text:style-name="Standard">What happened with the nav bar?</text:p>
      <text:p text:style-name="Standard"/>
      <text:p text:style-name="Standard">What is the score? /how do you contribute to it?</text:p>
      <text:p text:style-name="Standard"/>
      <text:p text:style-name="Standard">Need a way of indicating that a post has an associated image</text:p>
      <text:p text:style-name="Standard"/>
      <text:p text:style-name="Standard">See who is logged in</text:p>
      <text:p text:style-name="Standard"/>
      <text:p text:style-name="Standard">“about” page</text:p>
      <text:p text:style-name="Standard"/>
      <text:p text:style-name="Standard">good that everything is on one page</text:p>
      <text:p text:style-name="Standard"/>
      <text:p text:style-name="Standard">“blank post”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tabile</meta:initial-creator>
    <meta:creation-date>2012-11-02T09:48:34</meta:creation-date>
    <dc:date>2012-11-02T09:55:06</dc:date>
    <dc:creator>Alex Stabile</dc:creator>
    <meta:editing-duration>PT6M34S</meta:editing-duration>
    <meta:editing-cycles>19</meta:editing-cycles>
    <meta:generator>OpenOffice.org/3.3$Unix OpenOffice.org_project/330m20$Build-9567</meta:generator>
    <meta:document-statistic meta:table-count="0" meta:image-count="0" meta:object-count="0" meta:page-count="1" meta:paragraph-count="17" meta:word-count="111" meta:character-count="555"/>
  </office:meta>
</office:document-meta>
</file>